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fo:font-weight="bold" officeooo:rsid="000e7c32" officeooo:paragraph-rsid="000e7c32" style:font-weight-asian="bold" style:font-weight-complex="bold"/>
    </style:style>
    <style:style style:name="P2"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e7c32" officeooo:paragraph-rsid="000e7c32"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normal" style:text-underline-style="none" fo:font-weight="normal" officeooo:rsid="000e7c32" officeooo:paragraph-rsid="000e7c32" style:font-style-asian="normal" style:font-weight-asian="normal" style:font-style-complex="normal" style:font-weight-complex="normal"/>
    </style:style>
    <style:style style:name="T1" style:family="text">
      <style:text-properties officeooo:rsid="00105905"/>
    </style:style>
    <style:style style:name="T2" style:family="text">
      <style:text-properties officeooo:rsid="00120e14"/>
    </style:style>
    <style:style style:name="T3" style:family="text">
      <style:text-properties officeooo:rsid="0013de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abiso Klip</text:p>
      <text:p text:style-name="P1"/>
      <text:p text:style-name="P2">Progress report</text:p>
      <text:p text:style-name="P2"/>
      <text:p text:style-name="P3">Front-end: Home page, about page, services page, products page, register and login page, cart, checkout pages are done. All pages are fully responsive. <text:span text:style-name="T2">On the products page when buying you’re given an option to state the quantity of the selected product. After pressing the “add to cart” button the user is redirected to the cart page which shows your order list. On the cart page you are given an option to update or empty your cart, to continue shopping or go to the checkout page where one needs to fill in the billing details.</text:span></text:p>
      <text:p text:style-name="P3"/>
      <text:p text:style-name="P3">Backend: Database is created, tables are created <text:span text:style-name="T1">for the login system</text:span>.</text:p>
      <text:p text:style-name="P3"/>
      <text:p text:style-name="P3">To do: Login system need<text:span text:style-name="T3">s </text:span>to function properly. Need to find alternative pa<text:span text:style-name="T3">y</text:span>ment gateway. Have to <text:span text:style-name="T3">d</text:span>o the admin dashboa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4T11:16:46.911558168</meta:creation-date>
    <meta:print-date>2021-01-04T11:53:46.946880882</meta:print-date>
    <dc:date>2021-01-04T11:54:36.728422115</dc:date>
    <meta:editing-duration>PT7M16S</meta:editing-duration>
    <meta:editing-cycles>1</meta:editing-cycles>
    <meta:document-statistic meta:table-count="0" meta:image-count="0" meta:object-count="0" meta:page-count="1" meta:paragraph-count="5" meta:word-count="129" meta:character-count="748" meta:non-whitespace-character-count="624"/>
    <meta:generator>LibreOffice/7.0.3.1$Linux_AARCH64 LibreOffice_project/00$Build-1</meta:generator>
  </office:meta>
</office:document-meta>
</file>